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0_7_20_-_20_Citação_20_legal_20_-_20_CLG" style:list-style-name="">
      <style:paragraph-properties style:writing-mode="lr-tb"/>
    </style:style>
    <style:style style:name="P2" style:family="paragraph" style:parent-style-name="_30_8_20_-_20_Citação_20_legal_20_-_20_última_20_linha_20_-_20_CLG" style:list-style-name="">
      <style:paragraph-properties style:writing-mode="lr-tb"/>
    </style:style>
    <style:style style:name="P3" style:family="paragraph" style:parent-style-name="_30_9_20_-_20_Local_20_-_20_CLG" style:list-style-name="">
      <style:paragraph-properties style:writing-mode="lr-tb"/>
    </style:style>
    <style:style style:name="P4" style:family="paragraph" style:parent-style-name="_31_0_20_-_20_Identificação_20_Parlamentar_20_-_20_CLG" style:list-style-name="">
      <style:paragraph-properties style:writing-mode="lr-tb"/>
    </style:style>
    <style:style style:name="P5" style:family="paragraph" style:parent-style-name="header" style:list-style-name="">
      <style:paragraph-properties fo:margin-left="0cm" fo:margin-right="0.635cm" fo:text-indent="0cm" style:auto-text-indent="false" style:writing-mode="lr-tb"/>
    </style:style>
    <style:style style:name="P6" style:family="paragraph" style:parent-style-name="header" style:list-style-name="">
      <style:paragraph-properties style:writing-mode="lr-tb"/>
    </style:style>
    <style:style style:name="P7" style:family="paragraph" style:parent-style-name="footer" style:list-style-name="">
      <style:paragraph-properties style:writing-mode="lr-tb"/>
      <style:text-properties fo:font-size="9pt" fo:font-style="italic" style:font-size-asian="9pt" style:font-style-asian="italic" style:font-size-complex="9pt" style:font-style-complex="italic"/>
    </style:style>
    <style:style style:name="P8" style:family="paragraph" style:parent-style-name="_30_2_20_-_20_Título_20_Principal_20_-_20_CLG" style:list-style-name="" style:master-page-name="First_20_Page">
      <style:paragraph-properties style:page-number="auto" style:writing-mode="lr-tb"/>
    </style:style>
    <style:style style:name="P9" style:family="paragraph" style:parent-style-name="_30_3_20_-_20_Ementa_20_-_20_CLG" style:list-style-name="">
      <style:paragraph-properties style:writing-mode="lr-tb"/>
    </style:style>
    <style:style style:name="P10" style:family="paragraph" style:parent-style-name="_30_4_20_-_20_Relatoria_20_-_20_CLG" style:list-style-name="">
      <style:paragraph-properties style:writing-mode="lr-tb"/>
    </style:style>
    <style:style style:name="P11" style:family="paragraph" style:parent-style-name="_30_5_20_-_20_Parágrafo_20_de_20_texto_20_-_20_CLG" style:list-style-name="">
      <style:paragraph-properties style:writing-mode="lr-tb"/>
    </style:style>
    <style:style style:name="P12" style:family="paragraph" style:parent-style-name="_30_6_20_-_20_Justificação_20_-_20_CLG" style:list-style-name="">
      <style:paragraph-properties style:writing-mode="lr-tb"/>
    </style:style>
    <style:style style:name="T1" style:family="text">
      <style:text-properties style:text-position="25% 58%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position="25% 58%"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ge-content" fo:background-color="#ffffff" style:background-transparency="100%" style:writing-mode="lr-tb" style:flow-with-text="false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TO DE LEI DO SENADO Nº <text:s text:c="5"/>, DE 2011</text:p>
      <text:p text:style-name="P9">Acrescenta o § 3<text:span text:style-name="T1">o</text:span> ao art. 14 da Lei n<text:span text:style-name="T1">o</text:span> 1.060, de 5 de fevereiro de 1950, para equiparar as prerrogativas processuais do advogado dativo às do defensor público.</text:p>
      <text:p text:style-name="P10">O CONGRESSO NACIONAL decreta:</text:p>
      <text:p text:style-name="P11"><text:span text:style-name="T2">Art. 1</text:span><text:span text:style-name="T3">o</text:span> O art. 14 da Lei n<text:span text:style-name="T3">o</text:span> 1.060, de 5 de fevereiro de 1950, fica acrescido do seguinte § 3<text:span text:style-name="T3">o</text:span>: </text:p>
      <text:p text:style-name="P1">“<text:span text:style-name="T2">Art. 14</text:span>................................................................................</text:p>
      <text:p text:style-name="P1">...............................................................................................</text:p>
      <text:p text:style-name="P2">§ 3<text:span text:style-name="T3">o</text:span> O profissional liberal designado para o desempenho do encargo de advogado dativo gozará das mesmas prerrogativas processuais outorgadas aos defensores públicos, previstas no § 5º do art. 5º desta Lei, nos Estados onde não existam Defensorias Públicas organizadas.” (NR)</text:p>
      <text:p text:style-name="P11"><text:span text:style-name="T2">Art. 2</text:span><text:span text:style-name="T3">o</text:span> Esta Lei entra em vigor trinta dias após a sua publicação.</text:p>
      <text:p text:style-name="P12">JUSTIFICAÇÃO</text:p>
      <text:p text:style-name="P11">O objetivo desta proposição é o acréscimo de § 3<text:span text:style-name="T3">o</text:span> ao art. 14 da Lei n<text:span text:style-name="T3">o</text:span> 1.060, de 5 de fevereiro de 1950, denominada Lei de Assistência Judiciária, para estender aos profissionais liberais designados para o desempenho do encargo de defensor dos necessitados as prerrogativas concedidas aos integrantes da Defensoria Pública, no que se refere à intimação pessoal e à contagem em dobro dos prazos processuais.</text:p>
      <text:p text:style-name="P11"><text:soft-page-break/>Foi preciso, contudo, abandonar o vocábulo “defensor”, previsto <text:span text:style-name="T4">caput</text:span> do art. 14 da Lei de Assistência Judiciária, para que fosse permitido incluir a expressão “advogado dativo”, de modo a permitir a distinção entre o primeiro (profissional liberal que presta assistência jurídica ao necessitado), e o Defensor Público (agente do Estado encarregado de defender em juízo os interesses das pessoas necessitadas). Além disso, o projeto também acentua que o advogado dativo atuará em localidades onde não haja Defensoria Pública organizada.</text:p>
      <text:p text:style-name="P11">É preciso, ainda, adequar a redação da Lei da Assistência Judiciária ao texto da Constituição Federal (art. 5<text:span text:style-name="T3">o</text:span>, inciso LXXIV, e art. 134) e à Lei n<text:span text:style-name="T3">o</text:span> 8.906, de 4 de julho de 1994 (Estatuto da Advocacia e da Ordem dos Advogados do Brasil – OAB), e, também, à Lei Orgânica da Defensoria Pública (Lei Complementar n<text:span text:style-name="T3">o</text:span> 80, de 12 de janeiro de 1994), de modo a permitir a harmonia dos textos normativos, no que se refere à defesa dos necessitados em juízo. </text:p>
      <text:p text:style-name="P11">Observa-se, por oportuno, que o art. 5<text:span text:style-name="T3">o</text:span>, § 5<text:span text:style-name="T3">o</text:span>, da Lei de Assistência Judiciária, limita as prerrogativas nele contidas aos defensores públicos pertencentes a órgão estruturado para esse fim. Vejamos a redação do dispositivo: </text:p>
      <text:p text:style-name="P1"><text:span text:style-name="T2">Art. 5</text:span><text:span text:style-name="T3">o</text:span>. ..................................................................................</text:p>
      <text:p text:style-name="P1">...............................................................................................</text:p>
      <text:p text:style-name="P2">§ 5<text:span text:style-name="T3">o</text:span> Nos Estados onde a Assistência Judiciária seja organizada e por eles mantida, o Defensor Público, ou quem exerça cargo equivalente, será intimado pessoalmente de todos os atos do processo em ambas as Instâncias, contando-se-lhes em dobro todos os prazos. </text:p>
      <text:p text:style-name="P11">A <text:span text:style-name="T4">contrario sensu</text:span>, é possível inferir que, onde a Assistência Judiciária não seja organizada, o profissional liberal que venha a defender algum necessitado em juízo não está autorizado a gozar das prerrogativas da correlação, inclusive a da contagem em dobro dos prazos processuais.</text:p>
      <text:p text:style-name="P11">Aqui, a incongruência é evidente, pois, nos Estados em que a Assistência Judiciária está organizada, não se torna necessária a atuação de advogado <text:span text:style-name="T4">ad hoc</text:span> para as defesas dativas e, quase sempre, urgentes. Assim, do texto legal em vigor ressalta incoerência que precisa ser corrigida, mediante o acréscimo do § 3<text:span text:style-name="T3">o</text:span> ao art. 14 da Lei de Assistência Judiciária, de modo a estender os benefícios do § 5<text:span text:style-name="T3">o</text:span> do art. 5<text:span text:style-name="T3">o</text:span> aos advogados não pertencentes aos <text:soft-page-break/>quadros da Defensoria Pública, que tenham sido, por algum motivo, indicados à defesa em juízo de pessoa necessitada. </text:p>
      <text:p text:style-name="P11">Por fim, no que respeita ao comando contido no art. 8<text:span text:style-name="T3">o</text:span> da Lei Complementar n<text:span text:style-name="T3">o</text:span> 95, de 1998, que dispõe sobre a elaboração, redação, alteração e consolidação das leis, temos a firme convicção de que a oportunidade se afigura própria para fazer prever a incidência da <text:span text:style-name="T4">vacatio legis</text:span> sobre o projeto (art. 2<text:span text:style-name="T3">o</text:span>), medida que, segundo acreditamos, aperfeiçoará o processo civil brasileiro, pois conceder-se-á aos órgãos judiciais e às Defensorias Públicas prazo razoável para que se dela tenha ampla adaptação, quer quanto a nova formulação dos procedimentos internos dos Tribunais, quer quanto a ordenação dos trabalhos no âmbito das Defensorias Públicas, no que se refere ao cumprimento dos prazos de andamento dos processos. </text:p>
      <text:p text:style-name="P11">Contamos, pois, com o apoio dos nobres pares para a rápida aprovação desta proposição.</text:p>
      <text:p text:style-name="P3">Sala das Sessões,</text:p>
      <text:p text:style-name="P4">Senador JOSÉ PIMENT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Times New Roman" style:font-size-asian="12pt" style:language-asian="pt" style:country-asian="BR" style:font-name-complex="Times New Roman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pt" fo:country="BR" style:font-size-asian="12pt" style:language-asian="pt" style:country-asian="B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212cm" fo:margin-bottom="0.212cm" fo:text-align="center" style:justify-single-word="false" fo:keep-with-next="always"/>
      <style:text-properties fo:font-size="15pt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text-align="center" style:justify-single-word="false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212cm" fo:margin-bottom="0.212cm" fo:text-align="justify" style:justify-single-word="false" fo:text-indent="3cm" style:auto-text-indent="false"/>
      <style:text-properties fo:font-size="14pt" style:font-size-asian="14pt" style:font-size-complex="14pt"/>
    </style:style>
    <style:style style:name="Title" style:family="paragraph" style:parent-style-name="Standard" style:next-style-name="Subtitle" style:class="chapter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_30_1_20_-_20_Minuta_20_-_20_CLG" style:display-name="01 - Minuta - CLG" style:family="paragraph">
      <style:paragraph-properties fo:margin-left="0cm" fo:margin-right="0cm" fo:margin-top="0cm" fo:margin-bottom="0.318cm" fo:text-align="center" style:justify-single-word="false" fo:text-indent="0cm" style:auto-text-indent="false" style:text-autospace="ideograph-alpha" style:vertical-align="auto"/>
      <style:text-properties fo:font-size="12pt" fo:language="pt" fo:country="BR" style:font-size-asian="12pt" style:language-asian="pt" style:country-asian="BR" style:font-name-complex="Times New Roman" style:font-size-complex="12pt" style:language-complex="ar" style:country-complex="SA"/>
    </style:style>
    <style:style style:name="_30_2_20_-_20_Título_20_Principal_20_-_20_CLG" style:display-name="02 - Título Principal - CLG" style:family="paragraph">
      <style:paragraph-properties fo:margin-left="0cm" fo:margin-right="0cm" fo:margin-top="0cm" fo:margin-bottom="1.693cm" fo:text-align="center" style:justify-single-word="false" fo:text-indent="0cm" style:auto-text-indent="false" style:text-autospace="ideograph-alpha" style:vertical-align="auto"/>
      <style:text-properties fo:font-size="16pt" fo:language="pt" fo:country="BR" fo:font-weight="bold" style:font-size-asian="16pt" style:language-asian="pt" style:country-asian="BR" style:font-weight-asian="bold" style:font-name-complex="Times New Roman" style:font-size-complex="16pt" style:language-complex="ar" style:country-complex="SA" style:font-weight-complex="bold"/>
    </style:style>
    <style:style style:name="_30_3_20_-_20_Ementa_20_-_20_CLG" style:display-name="03 - Ementa - CLG" style:family="paragraph">
      <style:paragraph-properties fo:margin-left="6.502cm" fo:margin-right="0cm" fo:margin-top="0cm" fo:margin-bottom="2.54cm" fo:text-align="justify" style:justify-single-word="false" fo:text-indent="0cm" style:auto-text-indent="false" style:text-autospace="ideograph-alpha" style:vertical-align="auto"/>
      <style:text-properties fo:font-size="12pt" fo:language="pt" fo:country="BR" style:font-size-asian="12pt" style:language-asian="pt" style:country-asian="BR" style:font-name-complex="Times New Roman" style:font-size-complex="12pt" style:language-complex="ar" style:country-complex="SA"/>
    </style:style>
    <style:style style:name="_30_3_20_-_20_Ementa_20_de_20_Parecer_20_-_20_CLG" style:display-name="03 - Ementa de Parecer - CLG" style:family="paragraph" style:parent-style-name="heading_20_5" style:default-outline-level="5" style:list-style-name="">
      <style:paragraph-properties fo:margin-left="6.502cm" fo:margin-right="0cm" fo:margin-top="0cm" fo:margin-bottom="1.693cm" fo:text-align="justify" style:justify-single-word="false" fo:text-indent="0cm" style:auto-text-indent="false"/>
      <style:text-properties style:font-name="Times New Roman" fo:font-size="12pt" fo:font-style="normal" fo:font-weight="normal" style:font-name-asian="Arial Unicode MS" style:font-size-asian="12pt" style:font-style-asian="normal" style:font-weight-asian="normal" style:font-size-complex="12pt" style:font-style-complex="normal" style:font-weight-complex="normal"/>
    </style:style>
    <style:style style:name="_30_4_20_-_20_Relatoria_20_-_20_CLG" style:display-name="04 - Relatoria - CLG" style:family="paragraph">
      <style:paragraph-properties fo:margin-left="2.54cm" fo:margin-right="0cm" fo:margin-top="0cm" fo:margin-bottom="1.693cm" fo:text-align="start" style:justify-single-word="false" fo:text-indent="0cm" style:auto-text-indent="false" style:text-autospace="ideograph-alpha" style:vertical-align="auto"/>
      <style:text-properties fo:font-size="14pt" fo:language="pt" fo:country="BR" style:font-size-asian="14pt" style:language-asian="pt" style:country-asian="BR" style:font-name-complex="Times New Roman" style:font-size-complex="14pt" style:language-complex="ar" style:country-complex="SA"/>
    </style:style>
    <style:style style:name="_30_5_20_-_20_Parágrafo_20_de_20_texto_20_-_20_CLG" style:display-name="05 - Parágrafo de texto - CLG" style:family="paragraph">
      <style:paragraph-properties fo:margin-left="0cm" fo:margin-right="0cm" fo:margin-top="0cm" fo:margin-bottom="0.635cm" fo:text-align="justify" style:justify-single-word="false" fo:text-indent="2.501cm" style:auto-text-indent="false" style:text-autospace="ideograph-alpha" style:vertical-align="auto"/>
      <style:text-properties fo:font-size="14pt" fo:language="pt" fo:country="BR" style:font-size-asian="14pt" style:language-asian="pt" style:country-asian="BR" style:font-name-complex="Times New Roman" style:font-size-complex="14pt" style:language-complex="ar" style:country-complex="SA"/>
    </style:style>
    <style:style style:name="_30_6_20_-_20_Justificação_20_-_20_CLG" style:display-name="06 - Justificação - CLG" style:family="paragraph">
      <style:paragraph-properties fo:margin-left="0cm" fo:margin-right="0cm" fo:margin-top="1.058cm" fo:margin-bottom="0.847cm" fo:text-align="center" style:justify-single-word="false" fo:text-indent="0cm" style:auto-text-indent="false" style:text-autospace="ideograph-alpha" style:vertical-align="auto"/>
      <style:text-properties fo:font-size="14pt" fo:language="pt" fo:country="BR" fo:font-weight="bold" style:font-size-asian="14pt" style:language-asian="pt" style:country-asian="BR" style:font-weight-asian="bold" style:font-name-complex="Times New Roman" style:font-size-complex="14pt" style:language-complex="ar" style:country-complex="SA" style:font-weight-complex="bold"/>
    </style:style>
    <style:style style:name="_30_7_20_-_20_Citação_20_legal_20_-_20_CLG" style:display-name="07 - Citação legal - CLG" style:family="paragraph">
      <style:paragraph-properties fo:margin-left="3.501cm" fo:margin-right="0cm" fo:margin-top="0cm" fo:margin-bottom="0.212cm" fo:text-align="justify" style:justify-single-word="false" fo:text-indent="1cm" style:auto-text-indent="false" style:text-autospace="ideograph-alpha" style:vertical-align="auto"/>
      <style:text-properties fo:font-size="12pt" fo:language="pt" fo:country="BR" style:font-size-asian="12pt" style:language-asian="pt" style:country-asian="BR" style:font-name-complex="Times New Roman" style:font-size-complex="12pt" style:language-complex="ar" style:country-complex="SA"/>
    </style:style>
    <style:style style:name="_30_8_20_-_20_Citação_20_legal_20_-_20_última_20_linha_20_-_20_CLG" style:display-name="08 - Citação legal - última linha - CLG" style:family="paragraph">
      <style:paragraph-properties fo:margin-left="3.501cm" fo:margin-right="0cm" fo:margin-top="0cm" fo:margin-bottom="0.847cm" fo:text-align="justify" style:justify-single-word="false" fo:text-indent="1cm" style:auto-text-indent="false" style:text-autospace="ideograph-alpha" style:vertical-align="auto"/>
      <style:text-properties fo:font-size="12pt" fo:language="pt" fo:country="BR" style:font-size-asian="12pt" style:language-asian="pt" style:country-asian="BR" style:font-name-complex="Times New Roman" style:font-size-complex="12pt" style:language-complex="ar" style:country-complex="SA"/>
    </style:style>
    <style:style style:name="_30_9_20_-_20_Local_20_-_20_CLG" style:display-name="09 - Local - CLG" style:family="paragraph">
      <style:paragraph-properties fo:margin-left="0cm" fo:margin-right="0cm" fo:margin-top="1.693cm" fo:margin-bottom="1.27cm" fo:text-align="justify" style:justify-single-word="false" fo:text-indent="4.445cm" style:auto-text-indent="false" style:text-autospace="ideograph-alpha" style:vertical-align="auto"/>
      <style:text-properties fo:font-size="14pt" fo:language="pt" fo:country="BR" style:font-size-asian="14pt" style:language-asian="pt" style:country-asian="BR" style:font-name-complex="Times New Roman" style:font-size-complex="14pt" style:language-complex="ar" style:country-complex="SA"/>
    </style:style>
    <style:style style:name="_30_9_20_-_20_Título_20_emenda_20_-_20_CLG" style:display-name="09 - Título emenda - CLG" style:family="paragraph" style:parent-style-name="heading_20_2" style:default-outline-level="2" style:list-style-name="">
      <style:paragraph-properties fo:margin-top="0.847cm" fo:margin-bottom="0.635cm"/>
      <style:text-properties fo:font-size="14pt" fo:letter-spacing="-0.007cm" style:font-size-asian="14pt" style:font-size-complex="14pt"/>
    </style:style>
    <style:style style:name="_31_0_20_-_20_Identificação_20_Parlamentar_20_-_20_CLG" style:display-name="10 - Identificação Parlamentar - CLG" style:family="paragraph">
      <style:paragraph-properties fo:margin-left="6.001cm" fo:margin-right="0cm" fo:line-height="150%" fo:text-align="start" style:justify-single-word="false" fo:text-indent="0cm" style:auto-text-indent="false" style:text-autospace="ideograph-alpha" style:vertical-align="auto"/>
      <style:text-properties fo:color="#000000" fo:font-size="14pt" fo:language="pt" fo:country="BR" style:font-size-asian="14pt" style:language-asian="pt" style:country-asian="BR" style:font-name-complex="Times New Roman" style:font-size-complex="14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size="8pt" style:font-name-asian="Tahoma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-complex="Times New Roman"/>
    </style:style>
    <style:style style:name="_30_1_20_-_20_Minuta_20_-_20_CLG_20_Char" style:display-name="01 - Minuta - CLG Char" style:family="text" style:parent-style-name="Default_20_Paragraph_20_Font">
      <style:text-properties fo:font-size="12pt" fo:language="pt" fo:country="BR" style:font-size-asian="12pt" style:language-asian="pt" style:country-asian="BR" style:font-name-complex="Times New Roman" style:font-size-complex="12pt"/>
    </style:style>
    <style:style style:name="_30_2_20_-_20_Título_20_Principal_20_-_20_CLG_20_Char" style:display-name="02 - Título Principal - CLG Char" style:family="text" style:parent-style-name="Default_20_Paragraph_20_Font">
      <style:text-properties fo:font-size="16pt" fo:language="pt" fo:country="BR" fo:font-weight="bold" style:font-size-asian="16pt" style:language-asian="pt" style:country-asian="BR" style:font-weight-asian="bold" style:font-name-complex="Times New Roman" style:font-size-complex="16pt" style:font-weight-complex="bold"/>
    </style:style>
    <style:style style:name="_30_3_20_-_20_Ementa_20_-_20_CLG_20_Char" style:display-name="03 - Ementa - CLG Char" style:family="text" style:parent-style-name="Default_20_Paragraph_20_Font">
      <style:text-properties fo:font-size="12pt" fo:language="pt" fo:country="BR" style:font-size-asian="12pt" style:language-asian="pt" style:country-asian="BR" style:font-name-complex="Times New Roman" style:font-size-complex="12pt"/>
    </style:style>
    <style:style style:name="_30_3_20_-_20_Ementa_20_de_20_Parecer_20_-_20_CLG_20_Char_20_Char" style:display-name="03 - Ementa de Parecer - CLG Char Char" style:family="text" style:parent-style-name="Default_20_Paragraph_20_Font">
      <style:text-properties fo:font-size="12pt" fo:language="pt" fo:country="BR" style:font-name-asian="Arial Unicode MS" style:font-size-asian="12pt" style:language-asian="pt" style:country-asian="BR" style:font-name-complex="Times New Roman" style:font-size-complex="12pt"/>
    </style:style>
    <style:style style:name="_30_4_20_-_20_Relatoria_20_-_20_CLG_20_Char" style:display-name="04 - Relatoria - CLG Char" style:family="text" style:parent-style-name="Default_20_Paragraph_20_Font">
      <style:text-properties fo:font-size="14pt" fo:language="pt" fo:country="BR" style:font-size-asian="14pt" style:language-asian="pt" style:country-asian="BR" style:font-name-complex="Times New Roman" style:font-size-complex="14pt"/>
    </style:style>
    <style:style style:name="_30_5_20_-_20_Parágrafo_20_de_20_texto_20_-_20_CLG_20_Char" style:display-name="05 - Parágrafo de texto - CLG Char" style:family="text" style:parent-style-name="Default_20_Paragraph_20_Font">
      <style:text-properties fo:font-size="14pt" fo:language="pt" fo:country="BR" style:font-size-asian="14pt" style:language-asian="pt" style:country-asian="BR" style:font-name-complex="Times New Roman" style:font-size-complex="14pt"/>
    </style:style>
    <style:style style:name="_30_6_20_-_20_Justificação_20_-_20_CLG_20_Char" style:display-name="06 - Justificação - CLG Char" style:family="text" style:parent-style-name="Default_20_Paragraph_20_Font">
      <style:text-properties fo:font-size="14pt" fo:language="pt" fo:country="BR" fo:font-weight="bold" style:font-size-asian="14pt" style:language-asian="pt" style:country-asian="BR" style:font-weight-asian="bold" style:font-name-complex="Times New Roman" style:font-size-complex="14pt" style:font-weight-complex="bold"/>
    </style:style>
    <style:style style:name="_30_7_20_-_20_Citação_20_legal_20_-_20_CLG_20_Char_20_Char" style:display-name="07 - Citação legal - CLG Char Char" style:family="text" style:parent-style-name="Default_20_Paragraph_20_Font">
      <style:text-properties fo:font-size="12pt" fo:language="pt" fo:country="BR" style:font-size-asian="12pt" style:language-asian="pt" style:country-asian="BR" style:font-name-complex="Times New Roman" style:font-size-complex="12pt"/>
    </style:style>
    <style:style style:name="_30_8_20_-_20_Citação_20_legal_20_-_20_última_20_linha_20_-_20_CLG_20_Char_20_Char" style:display-name="08 - Citação legal - última linha - CLG Char Char" style:family="text" style:parent-style-name="Default_20_Paragraph_20_Font">
      <style:text-properties fo:font-size="12pt" fo:language="pt" fo:country="BR" style:font-size-asian="12pt" style:language-asian="pt" style:country-asian="BR" style:font-name-complex="Times New Roman" style:font-size-complex="12pt"/>
    </style:style>
    <style:style style:name="_30_9_20_-_20_Local_20_-_20_CLG_20_Char" style:display-name="09 - Local - CLG Char" style:family="text" style:parent-style-name="Default_20_Paragraph_20_Font">
      <style:text-properties fo:font-size="14pt" fo:language="pt" fo:country="BR" style:font-size-asian="14pt" style:language-asian="pt" style:country-asian="BR" style:font-name-complex="Times New Roman" style:font-size-complex="14pt"/>
    </style:style>
    <style:style style:name="_31_0_20_-_20_Identificação_20_Parlamentar_20_-_20_CLG_20_Char" style:display-name="10 - Identificação Parlamentar - CLG Char" style:family="text" style:parent-style-name="Default_20_Paragraph_20_Font">
      <style:text-properties fo:color="#000000" fo:font-size="4.5pt" fo:language="pt" fo:country="BR" style:font-size-asian="4.5pt" style:language-asian="pt" style:country-asian="BR" style:font-name-complex="Times New Roman" style:font-size-complex="4.5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list-style-name="">
      <style:paragraph-properties fo:margin-left="0cm" fo:margin-right="0.635cm" fo:text-indent="0cm" style:auto-text-indent="false" style:writing-mode="lr-tb"/>
    </style:style>
    <style:style style:name="MP2" style:family="paragraph" style:parent-style-name="header" style:list-style-name="">
      <style:paragraph-properties style:writing-mode="lr-tb"/>
    </style:style>
    <style:style style:name="MP3" style:family="paragraph" style:parent-style-name="footer" style:list-style-name="">
      <style:paragraph-properties style:writing-mode="lr-tb"/>
      <style:text-properties fo:font-size="9pt" fo:font-style="italic" style:font-size-asian="9pt" style:font-style-asian="italic" style:font-size-complex="9pt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ge-content" fo:background-color="#ffffff" style:background-transparency="100%" style:writing-mode="lr-tb" style:flow-with-text="false" draw:wrap-influence-on-position="once-successive">
        <style:background-image/>
      </style:graphic-properties>
    </style:style>
    <style:page-layout style:name="Mpm1">
      <style:page-layout-properties fo:page-width="21.003cm" fo:page-height="29.704cm" style:num-format="1" style:print-orientation="portrait" fo:margin-top="1.251cm" fo:margin-bottom="1.251cm" fo:margin-left="3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51cm" fo:margin-bottom="2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3cm" fo:page-height="29.704cm" style:num-format="1" style:print-orientation="portrait" fo:margin-top="3.501cm" fo:margin-bottom="2.501cm" fo:margin-left="3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cm" svg:width="0.817cm" draw:z-index="0"><draw:text-box fo:min-height="0cm"><text:p text:style-name="MP2"><text:page-number style:num-format="1" text:select-page="current">3</text:page-number></text:p></draw:text-box></draw:frame></text:p>
      </style:header>
      <style:header-left>
        <text:p text:style-name="Header"/>
      </style:header-left>
      <style:footer>
        <text:p text:style-name="MP3">vn2011-00569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TO-BRUNO-CPC</dc:title>
    <meta:initial-creator>Prodasen</meta:initial-creator>
    <dc:creator>Prodasen</dc:creator>
    <meta:creation-date>2011-02-28T15:11:00</meta:creation-date>
    <dc:date>2011-04-19T20:53:00</dc:date>
    <meta:generator>OpenOffice.org/3.3$Unix OpenOffice.org_project/330m20$Build-9567</meta:generator>
    <meta:document-statistic meta:table-count="0" meta:image-count="0" meta:object-count="0" meta:page-count="3" meta:paragraph-count="24" meta:word-count="703" meta:character-count="4623"/>
  </office:meta>
</office:document-meta>
</file>